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leonid@leonid-Aspire-A315-42:~$ samtools view SRR5836475_1_bismark_bt2_pe.bam | head</text:p>
      <text:p text:style-name="Standard">SRR5836475.1_1/1<text:tab/>83<text:tab/>chr11<text:tab/>27610910<text:tab/>0<text:tab/>140M<text:tab/>=<text:tab/>27610897<text:tab/>-153<text:tab/>TTTACAAAAAATTTAAAACAAATAAAATAAAAACAAAATAAACCTTTAATAACCTTAAAAAAAATAACTACCCCTCTTTTATTTTAAAAAACCAATTCTTTAAAATACAATAAACACATTCAACTATTCCTTATCCCATA<text:tab/>FFKKAKAKKKKKKKKKKKKKKKKKKFKKKKKKKKKFAKKKKKKKKKKKKKKKKKKKKKKKKKKKKKKKKKKKKKKKKKKKKKKKKKKKKKKKKKKKKKKKKKKKKKKKKKKKKKKKKKKKKKKKKKKKKKKKKKKKKKKK<text:tab/>NM:i:39<text:tab/>MD:Z:1G1G3G7G0G8G0G1G2G0G3G0G1G0G0G5G0G1G5G0G0G0G0G1T3G2G10G1C5G1G12G0G1G1G2G1G3G14G6G0<text:tab/>XM:Z:...h...h.......hh........hh.h..hh...hh.hhh.....hh.h.....hhhhh.....h..x..........h.......h.h............hh.h.z..h.h...z..............h......h<text:tab/>XR:Z:CT<text:tab/>XG:Z:GA</text:p>
      <text:p text:style-name="Standard">SRR5836475.1_1/1<text:tab/>163<text:tab/>chr11<text:tab/>27610897<text:tab/>0<text:tab/>140M<text:tab/>=<text:tab/>27610910<text:tab/>153<text:tab/>CCTTTAATATCAATTTACAAAAAATTTAAAACAAATAAAATAAAAACAAAATAAACCTTTAATAACCTTAAAAAAAATAACTACCCCTCTTTTATTTTAAAAAACCAATTCTTTAAAATACAATAAACACATTCAACTAT<text:tab/>FFKKKKKKKKKKKKKKKKKKKKKKKKKKKKKKKKKKKKKKKKKKKKKKKKKKKKKKKKKKKKKKKKKKKKKKKKKKKFKKKKKKKKKKKFKKKKKKKKKKKKAKKKKFKKKFFKKKKKFKKAAKKKAFAAFKKKF&lt;AKKK<text:tab/>NM:i:41<text:tab/>MD:Z:2C2G5G0G1G1G3G7G0G8G0G1G2G0G3G0G1G0G0G5G0G1G5G0G0G0G0G1T3G2G10G1C5G1G12G0G1G1G2G1G3G9<text:tab/>XM:Z:.....h.....zx...h...h.......hh........hh.h..hh...hh.hhh.....hh.h.....hhhhh.....h..x..........h.......h.h............hh.h.z..h.h...z.........<text:tab/>XR:Z:GA<text:tab/>XG:Z:GA</text:p>
      <text:p text:style-name="Standard">SRR5836475.28_28/1<text:tab/>83<text:tab/>chr11<text:tab/>58716819<text:tab/>0<text:tab/>140M<text:tab/>=<text:tab/>58716800<text:tab/>-159<text:tab/>AATAACAAAAATAAAAAAAAACAACTTCCAACTCCTATTTTAACCACAAATCATAATATTACTAATAACATAATTCTTACCTAAACCTTACTAAATCTAAAATTAACAATTCTCCTTTAAAAACTACACAATACTCAAAA<text:tab/>KKKKKKKKKKKFKKKKKKKKKFAKKKKKKFAKKKKKKKKKKKKKKKKKKKKKKKKKKKKKKKKKKKKKKKKKKKKKKKKKKKKKKKKKKKKKKKKKKKKKKKKKKKKKKKKKKKKKKKKKKKKKKKKKKKKKKKKKKKKK<text:tab/>NM:i:28<text:tab/>MD:Z:7G1G2G1G0G1G0G3G7G11G11G0G1G8G11G0T3G0G4G8G2G2G14G0G1G2G4G6G2<text:tab/>XM:Z:.......x.h..h.hh.hh...z.......x...........h...........hh.h........h...........h....hh....h........x..h..h..............hh.h..x....x......x..<text:tab/>XR:Z:CT<text:tab/>XG:Z:GA</text:p>
      <text:p text:style-name="Standard">SRR5836475.28_28/1<text:tab/>163<text:tab/>chr11<text:tab/>58716800<text:tab/>0<text:tab/>140M<text:tab/>=<text:tab/>58716819<text:tab/>159<text:tab/>AAGATCCTCAAACTATAAAAATAACAAAAATAAAAAAAAACAACTTCCAACTCCTATTTTAACCACAAATCATAATATTACTAATAACATAATTCTTACCTAAACCTTACTAAATCTAAAATTAACAATTCTCCTTTAAA<text:soft-page-break/><text:tab/>KKKFKKKKKKKKKKKKKKKKKKKKKKKKKKKKKKKKKKKKKKKKKKKKKKFKKKKKKKKKKKKKKKKKKKKKKKKKKKKKKKKKKKKKKKFKKKFFKAKKK7FFFKKKKKKFAA&lt;FKAFKKKFKFF&lt;AAFKKKKKKKFA&lt;<text:tab/>NM:i:32<text:tab/>MD:Z:0T2T6G0G2G1G0G0G7G1G2G1G0G1G0G3G7G11G11G0G1G8G11G0T3G0G4G8G2G2G14G0G0<text:tab/>XM:Z:..H.......xh..x.hhh.......x.h..h.hh.hh...z.......x...........h...........hh.h........h...........h....hh....h........x..h..h..............hh<text:tab/>XR:Z:GA<text:tab/>XG:Z:GA</text:p>
      <text:p text:style-name="Standard">SRR5836475.64_64/1<text:tab/>99<text:tab/>chr11<text:tab/>43166397<text:tab/>0<text:tab/>140M<text:tab/>=<text:tab/>43166396<text:tab/>141<text:tab/>ATAAAGTTTGTAAGATTAATGGGTTTTTTTTTTTATTGATGGTTGATTAGGTTATTTTTTGATATATATGTAGTTAGAGATTTGAGTTTTGGGGGGTATTGGTTAGTTTATAATGTTGTTTTATTTATAGGGTTGTAGAT<text:tab/>KKKKKKFKKKKKKKKKKKKKKKKFKKKKKKKKKKKKKKKKKKKKKKKKKKKKKKKKKKKKKKFKKKKKAKKKKKKKKKKKKKKKKKFKKKKKKKKK,&lt;FFKKFKFFKFKKKKKFFKFFFKKKFKKKAKKFKAF7,7AAFK<text:tab/>NM:i:33<text:tab/>MD:Z:10C1C2C0C6C0C1C1C3C0C1C6C0C2C4C0C2C2C5C5C2C6C0A4C1C9C9C3T7C0C1C0C10C4<text:tab/>XM:Z:..........h....hh......hh.h.h...hh.x......xz..h....hh..h..x.....h.....x..h......h.....h.x.........x.........h...........hh.hh..........x....<text:tab/>XR:Z:CT<text:tab/>XG:Z:CT</text:p>
      <text:p text:style-name="Standard">SRR5836475.64_64/1<text:tab/>147<text:tab/>chr11<text:tab/>43166396<text:tab/>0<text:tab/>140M<text:tab/>=<text:tab/>43166397<text:tab/>-141<text:tab/>TATAAAGTTTGTAAGATTAATGGGTTTTTTTTTTTATTGATGGTTGATTAGGTTATTTTTTGATATATATGTAGTTAGAGATTTGAGTTTTGGGGGGTATTGGTTAGTTTATAATGTTGTTTTATTTATAGGGTTGTAGA<text:tab/>KKAAFFKF&lt;&lt;A7FKKKKKKKFAKKKKFKKKKKKKKKKKKKKKKKFKKKKKKKKKKKKKKKKKKKKKKKKKKKKKKKKKKKKKKKKKKKKKKKKKKKKKKKKKKKKKKKKKKKKKKKKKKKKKKKKKKKKKKKKKKKKKKK<text:tab/>NM:i:33<text:tab/>MD:Z:11C1C2C0C6C0C1C1C3C0C1C6C0C2C4C0C2C2C5C5C2C6C0A4C1C9C9C3T7C0C1C0C10C3<text:tab/>XM:Z:...........h....hh......hh.h.h...hh.x......xz..h....hh..h..x.....h.....x..h......h.....h.x.........x.........h...........hh.hh..........x...<text:tab/>XR:Z:GA<text:tab/>XG:Z:CT</text:p>
      <text:p text:style-name="Standard">SRR5836475.86_86/1<text:tab/>83<text:tab/>chr11<text:tab/>71167245<text:tab/>0<text:tab/>140M<text:tab/>=<text:tab/>71167203<text:tab/>-182<text:tab/>CTTCTTACCAATTAAAACATCTTCTAAATATATACCCAAAAAAAATATTACTAAATCCTCCAATAATACTATATCCAATTTTCTAAAAAAATACCAAAATAATTTAAAAAATAATTATACAAACTTACAATCCCACCAAC<text:tab/>&lt;FAAA7KKKKKKFA,FAF&lt;FAFKAKKKKKKKFKFFAFKKKKKKKKKKKKFFKKKKKKKKKKKKKKFKKKKKKKKKFKKKKKKKKKKKKKKKKKKKKKKKKKKKKKKKKKKKKKKKKKKKKKKKKKKKKKKKKKFAKKKKK<text:tab/>NM:i:36<text:tab/><text:soft-page-break/>MD:Z:10G2G0G0G0G8G0G6G4G0G1G1G0G4G2G0G8G2G6G11G1G0G2C1G3G1C1G4C0C1G1G1G0G2G5G3G13<text:tab/>XM:Z:..........x..hhhh........xh......h....xh.h.hh....h..xh........x..h......h...........x.hh....x...x...x.......x.h.hh..h.....h...h.............<text:tab/>XR:Z:CT<text:tab/>XG:Z:GA</text:p>
      <text:p text:style-name="Standard">SRR5836475.86_86/1<text:tab/>163<text:tab/>chr11<text:tab/>71167203<text:tab/>0<text:tab/>140M<text:tab/>=<text:tab/>71167245<text:tab/>182<text:tab/>TATTATAAATAAAACTACTATAAACATAATTAAACATATATCCTTCTTACCAATTAAAACATCTTCTAAATATATACCCAAAAAAAATATTACTAAATCCTCCAATAATACTATATCCAATTTTCTAAAAAAATACCACA<text:tab/>KKKKKKKKKKKKKKKKKKKKKKKKKKKKKKKKKKKKKKKKKKAKKKKKKKKKKKKKKKKKKKKKKKKKKKKKKKFKFFKKKKFKKKFFFFKFKKFF&lt;FF&lt;FFKA&lt;A7AF,AA77AFFF,A&lt;&lt;&lt;AF&lt;A7,&lt;&lt;AKA7&lt;7,,7<text:tab/>NM:i:36<text:tab/>MD:Z:9A2G0G2G4G6G1G0G1G3G1G12G2G0G0G0G8G0G6G4G0G1G1G0G4G2G0G8G2G6G11G1G0G2C1G3G1<text:tab/>XM:Z:............hh..x....h......h..h.h...h.h............x..hhhh........xh......h....xh.h.hh....h..xh........x..h......h...........x.hh....x.....<text:tab/>XR:Z:GA<text:tab/>XG:Z:GA</text:p>
      <text:p text:style-name="Standard">SRR5836475.89_89/1<text:tab/>99<text:tab/>chr11<text:tab/>7397034<text:tab/>0<text:tab/>140M<text:tab/>=<text:tab/>7397045<text:tab/>151<text:tab/>TTGTTGTTATTTGGAATTTTGATTTTAGTTATTTTGATTGGTGTGTGATGGAATTTTAGGGTTGTTTTGATTTGTATTTTTTTGATGATTAAGGATGTTGAATATTTTTTTAGGTGTTTTTTAGATATTTGGTATTTTTT<text:tab/>KKKKKKKKKKKKKKKKKKKKKKKKKKKKAFKKKKKKKKFKKKKKKKKKKKKFKKKKKKKKF7FFAFKKKKKKFF&lt;KKKKKKKKKKKKK,KKAKKKKKKKKKKKKKKKKKKKKKKKKAAKKKKKKFKKKKKKKKKKKKKKK<text:tab/>NM:i:30<text:tab/>MD:Z:0C2C3C1C0C2A1T7C4C0C3C3C7A8C1C17C4C0C0C15C4C7C8C1C2C0C3C6C0C1C0<text:tab/>XM:Z:x..x...h.hx............h....hh...x...x................h.x.................h....hhx...............x....h.......x........h.x...h...z......hh.x<text:tab/>XR:Z:CT<text:tab/>XG:Z:CT</text:p>
      <text:p text:style-name="Standard">SRR5836475.89_89/1<text:tab/>147<text:tab/>chr11<text:tab/>7397045<text:tab/>0<text:tab/>140M<text:tab/>=<text:tab/>7397034<text:tab/>-151<text:tab/>TGGAATTTTGATTTTAGTTATTTTGATTGGTGTGTGATGGAATTTTAGGGTTGTTTTGATTTGTATTTTTTTGATGATTAAGGATGTTGAATATTTTTTTAGGTGTTTTTTAGATATTTGGTATTTTTTAGGTGAGAACC<text:tab/>F&lt;AAFKA7KF&lt;KKA&lt;7A&lt;,AFKFKKKKFKKAKKKFKKKKKKK&lt;FAKKFFKKKFKKAAFAFAKFF&lt;7KF7KKKKKKKKKKKKKKKKKKAKAKK&lt;KFFKKKKKAKFFKKKKKKKF,KKFKKKKKKFFKKF,&lt;AFAA,F,F,,<text:tab/>NM:i:27<text:tab/>MD:Z:2A1T7C4C0C3C3C7A8C1C17C4C0C0C15C4C7C8C1C2C0C3C6C0C1C9T0T0<text:tab/>XM:Z:............h....hh...x...x................h.x.................h....hhx...............x....h.......x........h.x...h...z......hh.x...........<text:tab/>XR:Z:GA<text:tab/>XG:Z:CT</text:p>
      <text:p text:style-name="Standard">(base) leonid@leonid-Aspire-A315-42:~$ samtools sort SRR5836475_1_bismark_bt2_pe.bam -o sorted_icm.bam</text:p>
      <text:p text:style-name="Standard">[bam_sort_core] merging from 5 files and 1 in-memory blocks...</text:p>
      <text:p text:style-name="Standard">(base) leonid@leonid-Aspire-A315-42:~$ samtools index <text:s/>sorted_icm.bam</text:p>
      <text:p text:style-name="Standard"><text:soft-page-break/>(base) leonid@leonid-Aspire-A315-42:~$ samtools view sorted_icm.bam chr11:40185800-40195800 | cut -f1 | sort -u | wc -l</text:p>
      <text:p text:style-name="Standard">630</text:p>
      <text:p text:style-name="Standard">(base) leonid@leonid-Aspire-A315-42:~$ deduplicate_bismark <text:s/>--bam <text:s/>--paired <text:s/>-o icm <text:s/>SRR5836475_1_bismark_bt2_pe.bam</text:p>
      <text:p text:style-name="Standard">Output filename was given as: icm</text:p>
      <text:p text:style-name="Standard">Processing paired-end Bismark output file(s) (SAM format):</text:p>
      <text:p text:style-name="Standard">SRR5836475_1_bismark_bt2_pe.bam</text:p>
      <text:p text:style-name="Standard"/>
      <text:p text:style-name="Standard"/>
      <text:p text:style-name="Standard">If there are several alignments to a single position in the genome the first alignment will be chosen. Since the input files are not in any way sorted this is a near-enough random selection of reads.</text:p>
      <text:p text:style-name="Standard"/>
      <text:p text:style-name="Standard">Checking file &gt;&gt;SRR5836475_1_bismark_bt2_pe.bam&lt;&lt; for signs of file truncation...</text:p>
      <text:p text:style-name="Standard"/>
      <text:p text:style-name="Standard"/>
      <text:p text:style-name="Standard"/>
      <text:p text:style-name="Standard">Now testing Bismark result file SRR5836475_1_bismark_bt2_pe.bam for positional sorting (which would be bad...)<text:tab/>...passed!</text:p>
      <text:p text:style-name="Standard">Output file is: icm.deduplicated.bam</text:p>
      <text:p text:style-name="Standard"/>
      <text:p text:style-name="Standard">skipping header line:<text:tab/>@HD<text:tab/>VN:1.0<text:tab/>SO:unsorted</text:p>
      <text:p text:style-name="Standard">skipping header line:<text:tab/>@SQ<text:tab/>SN:chr11<text:tab/>LN:122082543</text:p>
      <text:p text:style-name="Standard">skipping header line:<text:tab/>@PG<text:tab/>ID:Bismark<text:tab/>VN:v0.23.1dev<text:tab/>CL:"bismark --gzip mouse_chr -1 data/SRR5836475_1.fastq.gz -2 data/SRR5836475_2.fastq.gz -o ICM/"</text:p>
      <text:p text:style-name="Standard"/>
      <text:p text:style-name="Standard">Total number of alignments analysed in SRR5836475_1_bismark_bt2_pe.bam:<text:tab/>4159998</text:p>
      <text:p text:style-name="Standard">Total number duplicated alignments removed:<text:tab/>377882 (9.08%)</text:p>
      <text:p text:style-name="Standard">Duplicated alignments were found at:<text:tab/>229833 different position(s)</text:p>
      <text:p text:style-name="Standard"/>
      <text:p text:style-name="Standard">Total count of deduplicated leftover sequences: 3782116 (90.92% of total)</text:p>
      <text:p text:style-name="Standard"/>
      <text:p text:style-name="Standard">(base) leonid@leonid-Aspire-A315-42:~$ bismark_methylation_extractor --gzip --bedGraph --cytosine_report --genome_folder ./mouse_chr icm.deduplicated.bam</text:p>
      <text:p text:style-name="Standard"/>
      <text:p text:style-name="Standard"><text:s/>*** Bismark methylation extractor version v0.23.1 ***</text:p>
      <text:p text:style-name="Standard"/>
      <text:p text:style-name="Standard">Trying to determine the type of mapping from the SAM header line of file icm.deduplicated.bam</text:p>
      <text:p text:style-name="Standard">Treating file(s) as paired-end data (as extracted from @PG line)</text:p>
      <text:p text:style-name="Standard"/>
      <text:p text:style-name="Standard">Setting option '--no_overlap' since this is (normally) the right thing to do for paired-end data</text:p>
      <text:p text:style-name="Standard"/>
      <text:p text:style-name="Standard"/>
      <text:p text:style-name="Standard">Setting core usage to single-threaded (default). Consider using --multicore &lt;int&gt; to speed up the extraction process.</text:p>
      <text:p text:style-name="Standard"/>
      <text:p text:style-name="Standard">Summarising Bismark methylation extractor parameters:</text:p>
      <text:p text:style-name="Standard">===============================================================</text:p>
      <text:p text:style-name="Standard">Bismark paired-end SAM format specified (default)</text:p>
      <text:p text:style-name="Standard">Number of cores to be used: 1</text:p>
      <text:p text:style-name="Standard">Output will be written to the current directory ('/home/leonid')</text:p>
      <text:p text:style-name="Standard"/>
      <text:p text:style-name="Standard"><text:soft-page-break/></text:p>
      <text:p text:style-name="Standard">Summarising bedGraph parameters:</text:p>
      <text:p text:style-name="Standard">===============================================================</text:p>
      <text:p text:style-name="Standard">Generating additional output in bedGraph and coverage format</text:p>
      <text:p text:style-name="Standard">bedGraph format:<text:tab/>&lt;Chromosome&gt; &lt;Start Position&gt; &lt;End Position&gt; &lt;Methylation Percentage&gt;</text:p>
      <text:p text:style-name="Standard">coverage format:<text:tab/>&lt;Chromosome&gt; &lt;Start Position&gt; &lt;End Position&gt; &lt;Methylation Percentage&gt; &lt;count methylated&gt; &lt;count non-methylated&gt;</text:p>
      <text:p text:style-name="Standard"/>
      <text:p text:style-name="Standard">Using a cutoff of 1 read(s) to report cytosine positions</text:p>
      <text:p text:style-name="Standard">Reporting and sorting cytosine methylation information in CpG context only (default)</text:p>
      <text:p text:style-name="Standard">The bedGraph UNIX sort command will use the following memory setting:<text:tab/>'2G'. Temporary directory used for sorting is the output directory</text:p>
      <text:p text:style-name="Standard"/>
      <text:p text:style-name="Standard"/>
      <text:p text:style-name="Standard">Summarising genome-wide cytosine methylation report parameters:</text:p>
      <text:p text:style-name="Standard">===============================================================</text:p>
      <text:p text:style-name="Standard">Generating comprehensive genome-wide cytosine report</text:p>
      <text:p text:style-name="Standard">(output format: &lt;Chromosome&gt; &lt;Position&gt; &lt;Strand&gt; &lt;count methylated&gt; &lt;count non-methylated&gt; <text:s/>&lt;C-context&gt; <text:s/>&lt;trinucleotide context&gt; )</text:p>
      <text:p text:style-name="Standard">Reporting cytosine methylation in CpG context only (default)</text:p>
      <text:p text:style-name="Standard">Using 1-based genomic coordinates (default)</text:p>
      <text:p text:style-name="Standard">Genome folder was specified as ./mouse_chr/</text:p>
      <text:p text:style-name="Standard"/>
      <text:p text:style-name="Standard">Checking file &gt;&gt;icm.deduplicated.bam&lt;&lt; for signs of file truncation...</text:p>
      <text:p text:style-name="Standard"/>
      <text:p text:style-name="Standard"/>
      <text:p text:style-name="Standard">Now testing Bismark result file &gt;icm.deduplicated.bam&lt; for positional sorting (which would be bad...)<text:tab/>...passed!</text:p>
      <text:p text:style-name="Standard">Writing result file containing methylation information for C in CpG context from the original top strand to CpG_OT_icm.deduplicated.txt.gz</text:p>
      <text:p text:style-name="Standard">Writing result file containing methylation information for C in CpG context from the complementary to original top strand to CpG_CTOT_icm.deduplicated.txt.gz</text:p>
      <text:p text:style-name="Standard">Writing result file containing methylation information for C in CpG context from the complementary to original bottom strand to CpG_CTOB_icm.deduplicated.txt.gz</text:p>
      <text:p text:style-name="Standard">Writing result file containing methylation information for C in CpG context from the original bottom strand to CpG_OB_icm.deduplicated.txt.gz</text:p>
      <text:p text:style-name="Standard"/>
      <text:p text:style-name="Standard">Writing result file containing methylation information for C in CHG context from the original top strand to CHG_OT_icm.deduplicated.txt.gz</text:p>
      <text:p text:style-name="Standard">Writing result file containing methylation information for C in CHG context from the complementary to original top strand to CHG_CTOT_icm.deduplicated.txt.gz</text:p>
      <text:p text:style-name="Standard">Writing result file containing methylation information for C in CHG context from the complementary to original bottom strand to CHG_CTOB_icm.deduplicated.txt.gz</text:p>
      <text:p text:style-name="Standard">Writing result file containing methylation information for C in CHG context from the original bottom strand to CHG_OB_icm.deduplicated.txt.gz</text:p>
      <text:p text:style-name="Standard"/>
      <text:p text:style-name="Standard">Writing result file containing methylation information for C in CHH context from the original top strand to CHH_OT_icm.deduplicated.txt.gz</text:p>
      <text:p text:style-name="Standard">Writing result file containing methylation information for C in CHH context from the complementary to original top strand to CHH_CTOT_icm.deduplicated.txt.gz</text:p>
      <text:p text:style-name="Standard">Writing result file containing methylation information for C in CHH context from the complementary to original bottom strand to CHH_CTOB_icm.deduplicated.txt.gz</text:p>
      <text:p text:style-name="Standard"><text:soft-page-break/>Writing result file containing methylation information for C in CHH context from the original bottom strand to CHH_OB_icm.deduplicated.txt.gz</text:p>
      <text:p text:style-name="Standard"/>
      <text:p text:style-name="Standard">Now reading in Bismark result file icm.deduplicated.bam</text:p>
      <text:p text:style-name="Standard">skipping SAM header line:<text:tab/>@HD<text:tab/>VN:1.0<text:tab/>SO:unsorted</text:p>
      <text:p text:style-name="Standard">skipping SAM header line:<text:tab/>@SQ<text:tab/>SN:chr11<text:tab/>LN:122082543</text:p>
      <text:p text:style-name="Standard">skipping SAM header line:<text:tab/>@PG<text:tab/>ID:Bismark<text:tab/>VN:v0.23.1dev<text:tab/>CL:"bismark --gzip mouse_chr -1 data/SRR5836475_1.fastq.gz -2 data/SRR5836475_2.fastq.gz -o ICM/"</text:p>
      <text:p text:style-name="Standard">Processed lines: 500000</text:p>
      <text:p text:style-name="Standard">Processed lines: 1000000</text:p>
      <text:p text:style-name="Standard">Processed lines: 1500000</text:p>
      <text:p text:style-name="Standard">Processed lines: 2000000</text:p>
      <text:p text:style-name="Standard">Processed lines: 2500000</text:p>
      <text:p text:style-name="Standard">Processed lines: 3000000</text:p>
      <text:p text:style-name="Standard">Processed lines: 3500000</text:p>
      <text:p text:style-name="Standard"/>
      <text:p text:style-name="Standard">Processed 3782116 lines in total</text:p>
      <text:p text:style-name="Standard">Total number of methylation call strings processed: 7564232</text:p>
      <text:p text:style-name="Standard"/>
      <text:p text:style-name="Standard">Final Cytosine Methylation Report</text:p>
      <text:p text:style-name="Standard">=================================</text:p>
      <text:p text:style-name="Standard">Total number of C's analysed:<text:tab/>177157754</text:p>
      <text:p text:style-name="Standard"/>
      <text:p text:style-name="Standard">Total methylated C's in CpG context:<text:tab/>1914374</text:p>
      <text:p text:style-name="Standard">Total methylated C's in CHG context:<text:tab/>297421</text:p>
      <text:p text:style-name="Standard">Total methylated C's in CHH context:<text:tab/>1066806</text:p>
      <text:p text:style-name="Standard"/>
      <text:p text:style-name="Standard">Total C to T conversions in CpG context:<text:tab/>6262904</text:p>
      <text:p text:style-name="Standard">Total C to T conversions in CHG context:<text:tab/>39194423</text:p>
      <text:p text:style-name="Standard">Total C to T conversions in CHH context:<text:tab/>128421826</text:p>
      <text:p text:style-name="Standard"/>
      <text:p text:style-name="Standard">C methylated in CpG context:<text:tab/>23.4%</text:p>
      <text:p text:style-name="Standard">C methylated in CHG context:<text:tab/>0.8%</text:p>
      <text:p text:style-name="Standard">C methylated in CHH context:<text:tab/>0.8%</text:p>
      <text:p text:style-name="Standard"/>
      <text:p text:style-name="Standard"/>
      <text:p text:style-name="Standard">Determining maximum read lengths for M-Bias plots</text:p>
      <text:p text:style-name="Standard">Maximum read length of Read 1: 140</text:p>
      <text:p text:style-name="Standard">Maximum read length of Read 2: 140</text:p>
      <text:p text:style-name="Standard"/>
      <text:p text:style-name="Standard">Perl module GD::Graph::lines is not installed, skipping drawing M-bias plots (only writing out M-bias plot table)</text:p>
      <text:p text:style-name="Standard">Determining maximum read lengths for M-Bias plots</text:p>
      <text:p text:style-name="Standard">Maximum read length of Read 1: 140</text:p>
      <text:p text:style-name="Standard">Maximum read length of Read 2: 140</text:p>
      <text:p text:style-name="Standard"/>
      <text:p text:style-name="Standard">Perl module GD::Graph::lines is not installed, skipping drawing M-bias plots (only writing out M-bias plot table)</text:p>
      <text:p text:style-name="Standard">Deleting unused files ...</text:p>
      <text:p text:style-name="Standard"/>
      <text:p text:style-name="Standard">CpG_OT_icm.deduplicated.txt.gz contains data -&gt;<text:tab/>kept</text:p>
      <text:p text:style-name="Standard">CpG_CTOT_icm.deduplicated.txt.gz was empty -&gt;<text:tab/>deleted</text:p>
      <text:p text:style-name="Standard"><text:soft-page-break/>CpG_CTOB_icm.deduplicated.txt.gz was empty -&gt;<text:tab/>deleted</text:p>
      <text:p text:style-name="Standard">CpG_OB_icm.deduplicated.txt.gz contains data -&gt;<text:tab/>kept</text:p>
      <text:p text:style-name="Standard">CHG_OT_icm.deduplicated.txt.gz contains data -&gt;<text:tab/>kept</text:p>
      <text:p text:style-name="Standard">CHG_CTOT_icm.deduplicated.txt.gz was empty -&gt;<text:tab/>deleted</text:p>
      <text:p text:style-name="Standard">CHG_CTOB_icm.deduplicated.txt.gz was empty -&gt;<text:tab/>deleted</text:p>
      <text:p text:style-name="Standard">CHG_OB_icm.deduplicated.txt.gz contains data -&gt;<text:tab/>kept</text:p>
      <text:p text:style-name="Standard">CHH_OT_icm.deduplicated.txt.gz contains data -&gt;<text:tab/>kept</text:p>
      <text:p text:style-name="Standard">CHH_CTOT_icm.deduplicated.txt.gz was empty -&gt;<text:tab/>deleted</text:p>
      <text:p text:style-name="Standard">CHH_CTOB_icm.deduplicated.txt.gz was empty -&gt;<text:tab/>deleted</text:p>
      <text:p text:style-name="Standard">CHH_OB_icm.deduplicated.txt.gz contains data -&gt;<text:tab/>kept</text:p>
      <text:p text:style-name="Standard"/>
      <text:p text:style-name="Standard"/>
      <text:p text:style-name="Standard">Using these input files: CpG_OT_icm.deduplicated.txt.gz CpG_OB_icm.deduplicated.txt.gz CHG_OT_icm.deduplicated.txt.gz CHG_OB_icm.deduplicated.txt.gz CHH_OT_icm.deduplicated.txt.gz CHH_OB_icm.deduplicated.txt.gz</text:p>
      <text:p text:style-name="Standard"/>
      <text:p text:style-name="Standard">Summary of parameters for bismark2bedGraph conversion:</text:p>
      <text:p text:style-name="Standard">======================================================</text:p>
      <text:p text:style-name="Standard">bedGraph output:<text:tab/><text:tab/>icm.deduplicated.bedGraph.gz</text:p>
      <text:p text:style-name="Standard">output directory:<text:tab/><text:tab/>&gt;&lt;</text:p>
      <text:p text:style-name="Standard">remove whitespaces:<text:tab/><text:tab/>no</text:p>
      <text:p text:style-name="Standard">CX context:<text:tab/><text:tab/><text:tab/>no (CpG context only, default)</text:p>
      <text:p text:style-name="Standard">No-header selected:<text:tab/><text:tab/>no</text:p>
      <text:p text:style-name="Standard">Sorting method:<text:tab/><text:tab/><text:tab/>Unix sort-based (smaller memory footprint, but slower)</text:p>
      <text:p text:style-name="Standard">Sort buffer size:<text:tab/><text:tab/>2G</text:p>
      <text:p text:style-name="Standard">Coverage threshold:<text:tab/><text:tab/>1</text:p>
      <text:p text:style-name="Standard">=============================================================================</text:p>
      <text:p text:style-name="Standard">Methylation information will now be written into a bedGraph and coverage file</text:p>
      <text:p text:style-name="Standard">=============================================================================</text:p>
      <text:p text:style-name="Standard"/>
      <text:p text:style-name="Standard">Using the following files as Input:</text:p>
      <text:p text:style-name="Standard">/home/leonid/CpG_OT_icm.deduplicated.txt.gz<text:tab/>/home/leonid/CpG_OB_icm.deduplicated.txt.gz</text:p>
      <text:p text:style-name="Standard"/>
      <text:p text:style-name="Standard">Writing bedGraph to file: icm.deduplicated.bedGraph.gz</text:p>
      <text:p text:style-name="Standard">Also writing out a coverage file including counts methylated and unmethylated residues to file: icm.deduplicated.bismark.cov.gz</text:p>
      <text:p text:style-name="Standard"/>
      <text:p text:style-name="Standard">Now writing methylation information for file &gt;&gt;CpG_OT_icm.deduplicated.txt.gz&lt;&lt; to individual files for each chromosome</text:p>
      <text:p text:style-name="Standard">Finished writing out individual chromosome files for CpG_OT_icm.deduplicated.txt.gz</text:p>
      <text:p text:style-name="Standard">Now writing methylation information for file &gt;&gt;CpG_OB_icm.deduplicated.txt.gz&lt;&lt; to individual files for each chromosome</text:p>
      <text:p text:style-name="Standard">Finished writing out individual chromosome files for CpG_OB_icm.deduplicated.txt.gz</text:p>
      <text:p text:style-name="Standard"/>
      <text:p text:style-name="Standard">Collecting temporary chromosome file information... Processing the following input file(s):</text:p>
      <text:p text:style-name="Standard">CpG_OT_icm.deduplicated.txt.gz.chrchr11.methXtractor.temp</text:p>
      <text:p text:style-name="Standard"/>
      <text:p text:style-name="Standard">Sorting input file CpG_OT_icm.deduplicated.txt.gz.chrchr11.methXtractor.temp by positions (using -S of 2G)</text:p>
      <text:p text:style-name="Standard"><text:soft-page-break/>Successfully deleted the temporary input file CpG_OT_icm.deduplicated.txt.gz.chrchr11.methXtractor.temp</text:p>
      <text:p text:style-name="Standard"/>
      <text:p text:style-name="Standard">Finished BedGraph conversion ...</text:p>
      <text:p text:style-name="Standard"/>
      <text:p text:style-name="Standard">Summary of parameters for genome-wide cytosine report:</text:p>
      <text:p text:style-name="Standard">==============================================================================</text:p>
      <text:p text:style-name="Standard">Coverage infile:<text:tab/><text:tab/><text:tab/><text:tab/>icm.deduplicated.bismark.cov.gz</text:p>
      <text:p text:style-name="Standard">Output directory:<text:tab/><text:tab/><text:tab/><text:tab/>&gt;&lt;</text:p>
      <text:p text:style-name="Standard">Parent directory:<text:tab/><text:tab/><text:tab/><text:tab/>&gt;/home/leonid/&lt;</text:p>
      <text:p text:style-name="Standard">Genome directory:<text:tab/><text:tab/><text:tab/><text:tab/>&gt;/home/leonid/mouse_chr/&lt;</text:p>
      <text:p text:style-name="Standard">Coverage threshold<text:tab/><text:tab/><text:tab/><text:tab/>0 (all positions will be reported, default)</text:p>
      <text:p text:style-name="Standard">CX context:<text:tab/><text:tab/><text:tab/><text:tab/><text:tab/>no (CpG context only, default)</text:p>
      <text:p text:style-name="Standard">Genome coordinates used:<text:tab/><text:tab/><text:tab/>1-based (default)</text:p>
      <text:p text:style-name="Standard">GZIP compression:<text:tab/><text:tab/><text:tab/><text:tab/>yes</text:p>
      <text:p text:style-name="Standard">Split by chromosome:<text:tab/><text:tab/><text:tab/><text:tab/>no</text:p>
      <text:p text:style-name="Standard"/>
      <text:p text:style-name="Standard"/>
      <text:p text:style-name="Standard">Now reading in and storing sequence information of the genome specified in: /home/leonid/mouse_chr/</text:p>
      <text:p text:style-name="Standard"/>
      <text:p text:style-name="Standard">chr chr11 (122082543 bp)</text:p>
      <text:p text:style-name="Standard"/>
      <text:p text:style-name="Standard">Stored sequence information of 1 chromosomes/scaffolds in total</text:p>
      <text:p text:style-name="Standard"/>
      <text:p text:style-name="Standard">==============================================================================</text:p>
      <text:p text:style-name="Standard">Methylation information will now be written into a genome-wide cytosine report</text:p>
      <text:p text:style-name="Standard">==============================================================================</text:p>
      <text:p text:style-name="Standard"/>
      <text:p text:style-name="Standard">Adding context-specific methylation summaries</text:p>
      <text:p text:style-name="Standard"/>
      <text:p text:style-name="Standard">&gt;&gt;&gt; Writing genome-wide cytosine report to: icm.deduplicated.CpG_report.txt.gz &lt;&lt;&lt;</text:p>
      <text:p text:style-name="Standard"/>
      <text:p text:style-name="Standard">&gt;&gt;&gt; Writing all cytosine context summary file to: icm.deduplicated.cytosine_context_summary.txt &lt;&lt;&lt;</text:p>
      <text:p text:style-name="Standard"/>
      <text:p text:style-name="Standard">Storing all covered cytosine positions for chromosome: chr11</text:p>
      <text:p text:style-name="Standard">Writing cytosine report for last chromosome chr11 (stored 2053827 different covered positions)</text:p>
      <text:p text:style-name="Standard">Finished writing out cytosine report for covered chromosomes (processed 1 chromosomes/scaffolds in total)</text:p>
      <text:p text:style-name="Standard"/>
      <text:p text:style-name="Standard">Now processing chromosomes that were not covered by any methylation calls in the coverage file...</text:p>
      <text:p text:style-name="Standard">All chromosomes in the genome were covered by at least some reads. coverage2cytosine processing complete.</text:p>
      <text:p text:style-name="Standard"/>
      <text:p text:style-name="Standard"/>
      <text:p text:style-name="Standard"/>
      <text:p text:style-name="Standard">Finished generating genome-wide cytosine report</text:p>
      <text:p text:style-name="Standard"/>
      <text:p text:style-name="Standard"><text:soft-page-break/>(base) leonid@leonid-Aspire-A315-42:~$ bismark2report -mbias_report icm.deduplicated.M-bias.txt</text:p>
      <text:p text:style-name="Standard">Found 1 alignment reports in current directory. Now trying to figure out whether there are corresponding optional reports</text:p>
      <text:p text:style-name="Standard"/>
      <text:p text:style-name="Standard">Writing Bismark HTML report to &gt;&gt; SRR5836475_1_bismark_bt2_PE_report.html &lt;&lt;</text:p>
      <text:p text:style-name="Standard"/>
      <text:p text:style-name="Standard">==============================================================================================================</text:p>
      <text:p text:style-name="Standard">Using the following alignment report:<text:tab/><text:tab/>&gt; SRR5836475_1_bismark_bt2_PE_report.txt &lt;</text:p>
      <text:p text:style-name="Standard">Processing alignment report SRR5836475_1_bismark_bt2_PE_report.txt ...</text:p>
      <text:p text:style-name="Standard">Complete</text:p>
      <text:p text:style-name="Standard"/>
      <text:p text:style-name="Standard">Using the following deduplication report:<text:tab/>&gt; SRR5836475_1_bismark_bt2_pe.deduplication_report.txt &lt;</text:p>
      <text:p text:style-name="Standard">Processing deduplication report SRR5836475_1_bismark_bt2_pe.deduplication_report.txt ...</text:p>
      <text:p text:style-name="Standard">Complete</text:p>
      <text:p text:style-name="Standard"/>
      <text:p text:style-name="Standard">No splitting report file specified, skipping this step</text:p>
      <text:p text:style-name="Standard">Using the following M-bias report:<text:tab/><text:tab/>&gt; icm.deduplicated.M-bias.txt &lt;</text:p>
      <text:p text:style-name="Standard">Processing M-bias report icm.deduplicated.M-bias.txt ...</text:p>
      <text:p text:style-name="Standard">Complete</text:p>
      <text:p text:style-name="Standard"/>
      <text:p text:style-name="Standard">No nucleotide coverage report file specified, skipping this step</text:p>
      <text:p text:style-name="Standard">==============================================================================================================</text:p>
      <text:p text:style-name="Standard"/>
      <text:p text:style-name="Standard"/>
      <text:p text:style-name="Standard">(base) leonid@leonid-Aspire-A315-42:~$ gunzip icm.deduplicated.bedGraph.gz</text:p>
      <text:p text:style-name="Standard">(base) leonid@leonid-Aspire-A315-42:~$ fetchChromSizes mm10 &gt; m.chrom.sizes</text:p>
      <text:p text:style-name="Standard">INFO: trying WGET /usr/bin/wget for database mm10</text:p>
      <text:p text:style-name="Standard">url: http://hgdownload.cse.ucsc.edu/goldenPath/mm10/bigZips/mm10.chrom.sizes</text:p>
      <text:p text:style-name="Standard">(base) leonid@leonid-Aspire-A315-42:~$ bedGraphToBigWig <text:s/>icm.deduplicated.bedGraph m.chrom.sizes icm_methylation.bigWig</text:p>
      <text:p text:style-name="Standard">(base) leonid@leonid-Aspire-A315-42:~$ bedtools genomecov -bg -ibam icm.deduplicated.bam -g m.chromSizes <text:s/>&gt; <text:s/>icm.cover.bedGraph</text:p>
      <text:p text:style-name="Standard"/>
      <text:p text:style-name="Standard">*****</text:p>
      <text:p text:style-name="Standard">*****WARNING: Genome (-g) files are ignored when BAM input is provided. </text:p>
      <text:p text:style-name="Standard">*****</text:p>
      <text:p text:style-name="Standard">(base) leonid@leonid-Aspire-A315-42:~$ bedGraphToBigWig <text:s text:c="2"/>icm.cover.bedGraph m.chrom.sizes icm_coverage.bigWig</text:p>
      <text:p text:style-name="Standard">(base) leonid@leonid-Aspire-A315-42:~$ head icm.deduplicated.bedGraph</text:p>
      <text:p text:style-name="Standard">track type=bedGraph</text:p>
      <text:p text:style-name="Standard">chr11<text:tab/>3100030<text:tab/>3100031<text:tab/>33.3333333333333</text:p>
      <text:p text:style-name="Standard">chr11<text:tab/>3100031<text:tab/>3100032<text:tab/>50</text:p>
      <text:p text:style-name="Standard">chr11<text:tab/>3100047<text:tab/>3100048<text:tab/>50</text:p>
      <text:p text:style-name="Standard">chr11<text:tab/>3100048<text:tab/>3100049<text:tab/>57.1428571428571</text:p>
      <text:p text:style-name="Standard">chr11<text:tab/>3100223<text:tab/>3100224<text:tab/>36.3636363636364</text:p>
      <text:p text:style-name="Standard">chr11<text:tab/>3100224<text:tab/>3100225<text:tab/>22.7272727272727</text:p>
      <text:p text:style-name="Standard">chr11<text:tab/>3100285<text:tab/>3100286<text:tab/>25</text:p>
      <text:p text:style-name="Standard">chr11<text:tab/>3100286<text:tab/>3100287<text:tab/>28.5714285714286</text:p>
      <text:p text:style-name="Standard"><text:soft-page-break/>chr11<text:tab/>3100309<text:tab/>3100310<text:tab/>22.2222222222222</text:p>
      <text:p text:style-name="Standard">(base) leonid@leonid-Aspire-A315-42:~$ touch tracks.ini.txt</text:p>
      <text:p text:style-name="Standard">(base) leonid@leonid-Aspire-A315-42:~$ pyGenomeTracks --tracks tracks.ini.txt --region chr11:40185800-4019580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438/1438 [00:00&lt;00:00, 27130.01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92/92 [00:00&lt;00:00, 12558.61it/s]</text:p>
      <text:p text:style-name="Standard">INFO:pygenometracks.tracksClass:time initializing track(s):</text:p>
      <text:p text:style-name="Standard">INFO:pygenometracks.tracksClass:6.330962896347046</text:p>
      <text:p text:style-name="Standard">DEBUG:pygenometracks.tracksClass:Figure size in cm is 40 x 10.638297872340425. Dpi is set to 72</text:p>
      <text:p text:style-name="Standard"/>
      <text:p text:style-name="Standard">INFO:pygenometracks.tracksClass:plotting 1. [bigwig file test]</text:p>
      <text:p text:style-name="Standard">INFO:pygenometracks.tracksClass:plotting 2. [bigwig file test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9:35:27.656251758</meta:creation-date>
    <dc:date>2022-02-18T21:11:36.665976112</dc:date>
    <meta:editing-duration>PT1H36M9S</meta:editing-duration>
    <meta:editing-cycles>1</meta:editing-cycles>
    <meta:document-statistic meta:table-count="0" meta:image-count="0" meta:object-count="0" meta:page-count="10" meta:paragraph-count="218" meta:word-count="1707" meta:character-count="20320" meta:non-whitespace-character-count="18790"/>
    <meta:generator>LibreOffice/6.4.7.2$Linux_X86_64 LibreOffice_project/40$Build-2</meta:generator>
  </office:meta>
</office:document-meta>
</file>